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edetermi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x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e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e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ls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c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p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n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d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9:39.253982675</meta:creation-date>
    <dc:date>2024-02-02T11:38:48.719637815</dc:date>
    <meta:editing-duration>PT8M59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